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lvi Nastaleeq1" svg:font-family="'Alvi Nastaleeq'"/>
    <style:font-face style:name="Arial" svg:font-family="Arial" style:font-family-generic="system" style:font-pitch="variable"/>
    <style:font-face style:name="Jameel Noori Nastaleeq" svg:font-family="'Jameel Noori Nastaleeq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1.546cm" style:use-optimal-column-width="false"/>
    </style:style>
    <style:style style:name="co2" style:family="table-column">
      <style:table-column-properties style:column-width="66.522cm" style:use-optimal-column-width="false"/>
    </style:style>
    <style:style style:name="ro1" style:family="table-row">
      <style:table-row-properties style:row-height="20.889cm" style:use-optimal-row-height="false"/>
    </style:style>
    <style:style style:name="ro2" style:family="table-row">
      <style:table-row-properties style:row-height="30.334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style:font-name="Alvi Nastaleeq1" style:font-name-asian="Alvi Nastaleeq1" style:font-name-complex="Alvi Nastaleeq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8.067cm" svg:height="172.558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یہ بنتِ اسد جسکو تھامے کھڑی ہیں<text:line-break/>علی ہے علی ہے علی ہے علی ہے<text:span text:style-name="T1"><text:line-break/></text:span><text:span text:style-name="T1"/></text:p>
              </table:table-cell>
              <table:table-cell>
                <text:p text:style-name="P1">خبر لامکان کے مکان سے اڑی ہے<text:line-break/>علی ہے علی ہے علی ہے علی ہے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ہے صدیوں سے اِس گھر کے چکر لگائے<text:line-break/>نہ دیکھا کسی کو کہ اندر سے آئے<text:line-break/>یہ پہلی دفا گھڑ سے نکلا کوئی ہے<text:span text:style-name="T1"><text:line-break/></text:span><text:span text:style-name="T1"/></text:p>
              </table:table-cell>
              <table:table-cell>
                <text:p text:style-name="P1">تحیّر ہے یہ کیا ہوا اور کیوں کر<text:line-break/>بنا کس کی خاطر یہ دیوار میں در<text:line-break/>یہ دیوار شق کس کی خاطر ہوئی ہے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میں ایسوں سے کیسے اٹھوں گا خدایا<text:line-break/>اسے بھیج دے جس کی خاطر بنایا<text:line-break/>اٹھوں اس کے ہاتھوں پہ حسرت بڑی ہے<text:span text:style-name="T1"><text:line-break/></text:span><text:span text:style-name="T1"/></text:p>
              </table:table-cell>
              <table:table-cell>
                <text:p text:style-name="P1">بڑھے ہیں پہاڑوں پہ جان کو بچائے<text:line-break/>نبوت کو میداں میں آ کر بچائے<text:line-break/>تبھی لا فتح کی صدا رب نے دی ہے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نہ دولت نہ سروت کی خاطر ہے مارا<text:line-break/>زرع تیغ خنجر نہ لوٹا تمہارا<text:line-break/>تمہیں جس نے مارا یقیناً علی ہے<text:span text:style-name="T1"><text:line-break/></text:span><text:span text:style-name="T1"/></text:p>
              </table:table-cell>
              <table:table-cell>
                <text:p text:style-name="P1">الہی بھگوڑوں سے اُکتا گیا ہوں<text:line-break/>میں گر گر کے میداں میں شرما گیا ہوں<text:line-break/>کہاں ہے جو ہو تو فتح لازمی ہے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پیمبر نے پیغام پایا خدا سے<text:line-break/>نکاح مرتضیٰ کا ہوا فاطمہ سے<text:line-break/>نکاح خوان جس کا خداءِ جلی ہے<text:span text:style-name="T1"><text:line-break/></text:span><text:span text:style-name="T1"/></text:p>
              </table:table-cell>
              <table:table-cell>
                <text:p text:style-name="P1">یہ بستر پہ اپنے جو سلوا رہے تھے<text:line-break/>نبی گویا ہجرت میں بتلا رہے تھے<text:line-break/>نہ ہوں میں تو میری جگہ بس یہی ہے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 table:number-columns-spanned="2">
                <text:p text:style-name="P1">یہ آصف<text:span text:style-name="T2">ؔ</text:span> خدا نے کہا میرے پیارے<text:line-break/>یہ چاہا کہ دل میں سکوں ہو تمہارے<text:line-break/>صدا جس کی بحرِ تکلم چنی ہے<text:span text:style-name="T1"><text:line-break/></text:span><text:span text:style-name="T1"/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lvi Nastaleeq1" svg:font-family="'Alvi Nastaleeq'"/>
    <style:font-face style:name="Arial" svg:font-family="Arial" style:font-family-generic="system" style:font-pitch="variable"/>
    <style:font-face style:name="Jameel Noori Nastaleeq" svg:font-family="'Jameel Noori Nastaleeq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38.074cm" fo:page-height="172.5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7T19:52:01.564513000</meta:creation-date>
    <dc:date>2026-01-27T19:56:48.146858300</dc:date>
    <meta:editing-duration>PT4M46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